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text-properties officeooo:paragraph-rsid="001e2b28"/>
    </style:style>
    <style:style style:name="P2" style:family="paragraph" style:parent-style-name="Standard" style:list-style-name="L1">
      <style:paragraph-properties fo:text-align="justify" style:justify-single-word="false"/>
      <style:text-properties officeooo:paragraph-rsid="001f73e7"/>
    </style:style>
    <style:style style:name="P3" style:family="paragraph" style:parent-style-name="Text_20_body" style:list-style-name="L1">
      <style:paragraph-properties fo:text-align="justify" style:justify-single-word="false"/>
    </style:style>
    <style:style style:name="P4" style:family="paragraph" style:parent-style-name="Text_20_body" style:list-style-name="L1">
      <style:paragraph-properties fo:text-align="justify" style:justify-single-word="false"/>
      <style:text-properties officeooo:paragraph-rsid="001c1078"/>
    </style:style>
    <style:style style:name="P5" style:family="paragraph" style:parent-style-name="Text_20_body" style:list-style-name="L1">
      <style:paragraph-properties fo:text-align="justify" style:justify-single-word="false"/>
      <style:text-properties style:font-name="Liberation Serif" style:font-name-asian="Liberation Serif"/>
    </style:style>
    <style:style style:name="T1" style:family="text">
      <style:text-properties officeooo:rsid="003c4405"/>
    </style:style>
    <style:style style:name="T2" style:family="text">
      <style:text-properties style:font-name="Liberation Serif" style:font-name-asian="Liberation Serif"/>
    </style:style>
    <style:style style:name="T3" style:family="text">
      <style:text-properties style:font-name="Liberation Serif" officeooo:rsid="00163098" style:font-name-asian="Liberation Serif"/>
    </style:style>
    <style:style style:name="T4" style:family="text">
      <style:text-properties style:font-name="Liberation Serif" fo:font-size="10.5pt" fo:font-weight="normal" officeooo:rsid="00163098" style:font-name-asian="Liberation Serif" style:font-size-asian="10.5pt" style:font-weight-asian="normal" style:font-size-complex="10.5pt" style:font-weight-complex="normal"/>
    </style:style>
    <style:style style:name="T5" style:family="text">
      <style:text-properties style:font-name="Liberation Serif" fo:font-size="12pt" fo:font-weight="normal" officeooo:rsid="00163098" style:font-name-asian="Liberation Serif" style:font-size-asian="12pt" style:font-weight-asian="normal" style:font-size-complex="12pt" style:font-weight-complex="normal"/>
    </style:style>
    <style:style style:name="T6" style:family="text">
      <style:text-properties fo:font-weight="normal" style:font-weight-asian="normal" style:font-weight-complex="normal"/>
    </style:style>
    <style:style style:name="T7" style:family="text">
      <style:text-properties style:font-name="Droid Sans Fallback" style:font-name-asian="Droid Sans Fallback"/>
    </style:style>
    <style:style style:name="T8" style:family="text">
      <style:text-properties style:font-name="Droid Sans Fallback" fo:font-weight="normal" style:font-name-asian="Droid Sans Fallback" style:font-weight-asian="normal" style:font-weight-complex="normal"/>
    </style:style>
    <style:style style:name="T9" style:family="text">
      <style:text-properties style:font-name="Droid Sans Fallback" fo:font-weight="normal" officeooo:rsid="00295040" style:font-name-asian="Droid Sans Fallback" style:font-weight-asian="normal" style:font-weight-complex="normal"/>
    </style:style>
    <style:style style:name="T10" style:family="text">
      <style:text-properties style:font-name="Liberation Serif"/>
    </style:style>
    <style:style style:name="T11" style:family="text">
      <style:text-properties style:font-name="Liberation Serif" fo:font-weight="normal" style:font-name-asian="Liberation Serif" style:font-weight-asian="normal" style:font-weight-complex="normal"/>
    </style:style>
    <style:style style:name="T12" style:family="text">
      <style:text-properties style:font-name="Liberation Serif" fo:font-weight="normal" officeooo:rsid="00295040" style:font-name-asian="Liberation Serif" style:font-weight-asian="normal" style:font-weight-complex="normal"/>
    </style:style>
    <style:style style:name="T13" style:family="text">
      <style:text-properties officeooo:rsid="002a6560"/>
    </style:style>
    <style:style style:name="T14" style:family="text">
      <style:text-properties officeooo:rsid="002c6380"/>
    </style:style>
    <style:style style:name="T15" style:family="text">
      <style:text-properties officeooo:rsid="002d8df6"/>
    </style:style>
    <text:list-style style:name="L1">
      <text:list-level-style-number text:level="1"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2301212" text:style-name="L1">
        <text:list-item>
          <text:p text:style-name="P4">cv::Mat B; cv::Mat A = B;属于浅拷贝，图片A的data是一个指针指向图片B的data区域，若图片B内存释放了，再去访问A的data会出错。</text:p>
        </text:list-item>
        <text:list-item>
          <text:p text:style-name="P4">cv::moments(input, false);函数传入vector&lt;cv::point&gt;时，cv::point点应该是目标的轮廓，不能包含内部点。要对目标区域求矩时，应该给input传入cv::Mat::zeros(y, x, CV_8U)类型的单通道8位图片。</text:p>
        </text:list-item>
        <text:list-item>
          <text:p text:style-name="P4">ros订阅话题时，创建节点句柄后立即订阅一次话题会不成功，因为节点句柄创建需要时间，可以在回调函数添加标志位判断是否进入回调函数，或者创建节点句柄后延时0.5s。</text:p>
        </text:list-item>
        <text:list-item>
          <text:p text:style-name="P4">多重vector容器的初始化大小及初始值vec.resize(n, std::vector&lt;std::vector&lt;double&gt;&gt;(n1, std::vector&lt;double&gt;(n2, 0)));</text:p>
        </text:list-item>
        <text:list-item>
          <text:p text:style-name="P4">switch语句中“transfer of control bypasses initialization of:”问题，可以给每个分支加上花括号解决。</text:p>
        </text:list-item>
        <text:list-item>
          <text:p text:style-name="P4">const和constexpr主要的区别是：const修饰的变量可以在运行时才初始化，而constexpr则一定会在编译期初始化。constexpr才是名符其实的常量，所有的constexpr都是const。</text:p>
        </text:list-item>
        <text:list-item>
          <text:p text:style-name="P4">默认构造的 shared_ptr 没有指向任何有效的东西，例如：st<text:span text:style-name="T1">d::shared_ptr&lt;std::vector&lt;double&gt;&gt; A; 当A.push_back(1.1)时会报错。</text:span></text:p>
        </text:list-item>
        <text:list-item>
          <text:p text:style-name="P5"><text:s/>/usr/bin/ld: warning: libopencv_imgcodecs.so.4.2, needed by /opt/ros/noetic/lib/libcv_bridge.so, may conflict with libopencv_imgcodecs.so.3.4这个警告是同一个动态库文件或者可执行文件链接到了两个相同名字但不同版本的模块，需要使用ldd命令查找该文件或该文件链接的其他动态库链接到的内容，然后重新编译使它们链接到相同版本的模块</text:p>
        </text:list-item>
        <text:list-item>
          <text:p text:style-name="P2">node: symbol lookup error: /home … : <text:span text:style-name="T10">undefined</text:span> symbol: _ZN3vro8…，<text:span text:style-name="T2">错误原因</text:span><text:span text:style-name="T3">是动态链接库有问题，</text:span><text:span text:style-name="T2">检查find_</text:span><text:span text:style-name="T3">package是否缺少依赖，或者</text:span><text:span text:style-name="Source_20_Text"><text:span text:style-name="T2">target_link_libraries(</text:span></text:span><text:span text:style-name="Source_20_Text"><text:span text:style-name="T3">)中是否缺少依赖，或者是否存在target_link_libraries链接了一个同名不同内容的动态库。</text:span></text:span></text:p>
        </text:list-item>
        <text:list-item>
          <text:p text:style-name="P3"><text:bookmark text:name="articleContentId"/><text:span text:style-name="Source_20_Text"><text:span text:style-name="T5">C++ terminate called after throwing an instance of ‘std::invalid_argument‘ what(): stoi，</text:span></text:span><text:span text:style-name="Source_20_Text"><text:span text:style-name="T4">这是因为我们</text:span></text:span><text:span text:style-name="Source_20_Text"><text:span text:style-name="Strong_20_Emphasis"><text:span text:style-name="T4">在参数中传入了不可转化为整形的字符串</text:span></text:span></text:span><text:span text:style-name="Source_20_Text"><text:span text:style-name="T4">，比如</text:span></text:span><text:span text:style-name="Source_20_Text"><text:span text:style-name="T5">stoi("abc")。</text:span></text:span></text:p>
        </text:list-item>
        <text:list-item>
          <text:p text:style-name="P3">注意当头文件包含#include&lt; &gt;时，尖括号形式下编译器只会在系统文件里查找，若第三方库不在系统目录会找不到头文件。</text:p>
        </text:list-item>
        <text:list-item>
          <text:p text:style-name="P3">使用默认构造函数的条件是，所有成员变量都有默认构造方式。编译器生存的默认构造函数中，<text:span text:style-name="Strong_20_Emphasis"><text:span text:style-name="T6">基本数据类型</text:span></text:span><text:span text:style-name="Strong_20_Emphasis"><text:span text:style-name="T11">（如int、double</text:span></text:span><text:span text:style-name="Strong_20_Emphasis"><text:span text:style-name="T12">)</text:span></text:span>的成员变量将不会被自动初始化<text:span text:style-name="T13">，</text:span>保持未定义的状态。类类型的成员变量编译器会它的默认构造函数。指针类型的成员变量<text:span text:style-name="T14">，</text:span>编译器会将指针成员初始化为 nullptr<text:span text:style-name="T15">。</text:span></text:p>
        </text:list-item>
        <text:list-item>
          <text:p text:style-name="P3">C++ 标准要求在类的构造函数体执行之前，所有成员变量都需要被初始化。如果成员类没有默认构造函数，那么你必须在构造函数的初始化列表中提供必要的参数来初始化它。</text:p>
          <text:p text:style-name="P1"><text:span text:style-name="Source_20_Text"><text:span text:style-name="T3"/></text:span></text:p>
          <text:p text:style-name="P1"/>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29T15:19:44.855852960</meta:creation-date>
    <dc:date>2024-07-24T18:15:05.152289341</dc:date>
    <meta:editing-duration>PT3H55M39S</meta:editing-duration>
    <meta:editing-cycles>29</meta:editing-cycles>
    <meta:generator>LibreOffice/6.4.7.2$Linux_X86_64 LibreOffice_project/40$Build-2</meta:generator>
    <meta:document-statistic meta:table-count="0" meta:image-count="0" meta:object-count="0" meta:page-count="1" meta:paragraph-count="13" meta:word-count="796" meta:character-count="1513" meta:non-whitespace-character-count="1461"/>
  </office:meta>
</office:document-meta>
</file>